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1be4a7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text-properties officeooo:paragraph-rsid="0e5c6890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4d8759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Standard">
      <style:text-properties officeooo:paragraph-rsid="0f4eeba0"/>
    </style:style>
    <style:style style:name="P72" style:family="paragraph" style:parent-style-name="Footnote">
      <style:text-properties officeooo:paragraph-rsid="0f85152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style:text-properties officeooo:paragraph-rsid="0fb53187"/>
    </style:style>
    <style:style style:name="P77" style:family="paragraph" style:parent-style-name="Standard">
      <style:text-properties officeooo:paragraph-rsid="0fbe4db4"/>
    </style:style>
    <style:style style:name="P78" style:family="paragraph" style:parent-style-name="Footnote">
      <style:text-properties officeooo:paragraph-rsid="0fcdd945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49ce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0" style:family="text">
      <style:text-properties fo:color="#000000" loext:opacity="100%" style:font-name="Liberation Sans" fo:font-size="12pt" style:font-size-asian="12pt" style:font-size-complex="12pt"/>
    </style:style>
    <style:style style:name="T2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officeooo:rsid="047da547"/>
    </style:style>
    <style:style style:name="T27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" fo:font-size="12pt" style:font-size-asian="12pt" style:font-size-complex="12pt"/>
    </style:style>
    <style:style style:name="T305" style:family="text">
      <style:text-properties style:use-window-font-color="true" loext:opacity="0%" style:font-name="Liberation Sans" officeooo:rsid="0efd8e5c"/>
    </style:style>
    <style:style style:name="T30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officeooo:rsid="04473353"/>
    </style:style>
    <style:style style:name="T3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1" style:family="text">
      <style:text-properties officeooo:rsid="0aace3cd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186">C</text:span></text:span><text:span text:style-name="Strong_20_Emphasis"><text:span text:style-name="T185">hecklist voor </text:span></text:span><text:span text:style-name="Strong_20_Emphasis"><text:span text:style-name="T187">de installatie</text:span></text:span><text:span text:style-name="Strong_20_Emphasis"><text:span text:style-name="T185"> van </text:span>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Strong_20_Emphasis"><text:span text:style-name="T192"><text:user-field-get text:name="Version">22.04</text:user-field-get></text:span></text:span><text:span text:style-name="Strong_20_Emphasis"><text:span text:style-name="T192"><text:s/></text:span></text:span><text:span text:style-name="Strong_20_Emphasis"><text:span text:style-name="T193">LTS</text:span></text:span><text:span text:style-name="Strong_20_Emphasis"><text:span text:style-name="T189"><text:note text:id="ftn1" text:note-class="footnote"><text:note-citation>1</text:note-citation><text:note-body><text:p text:style-name="P72"><text:span text:style-name="T227">LTS</text:span><text:span text:style-name="T235"> </text:span><text:span text:style-name="T236">staat voor</text:span><text:span text:style-name="T234"> </text:span><text:span text:style-name="T227">Long-Term Support, langetermijnondersteuning, </text:span><text:span text:style-name="T237">en </text:span><text:span text:style-name="T238">d</text:span><text:span text:style-name="T237">eze </text:span><text:span text:style-name="Strong_20_Emphasis"><text:span text:style-name="T244"><text:user-field-get text:name="Distro">Ubuntu</text:user-field-get></text:span></text:span><text:span text:style-name="T237"><text:s/></text:span><text:span text:style-name="T245"><text:user-field-get text:name="Version">22.04</text:user-field-get></text:span><text:span text:style-name="T245"><text:s/></text:span><text:span text:style-name="T247">LTS</text:span><text:span text:style-name="T245"> 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39">(codenaam </text:span><text:span text:style-name="T243">j</text:span><text:span text:style-name="T312">ammy</text:span><text:span text:style-name="T239">) </text:span><text:span text:style-name="T236">van</text:span><text:span text:style-name="T233"> </text:span><text:span text:style-name="T231">april</text:span><text:span text:style-name="T229"> </text:span><text:span text:style-name="Strong_20_Emphasis"><text:span text:style-name="T127"><text:user-field-get style:data-style-name="N0" text:name="Releaseyear">2022</text:user-field-get></text:span></text:span><text:span text:style-name="T231"><text:s/></text:span><text:span text:style-name="T227">wordt </text:span><text:span text:style-name="T228">vijf</text:span><text:span text:style-name="T227"> jaar onder</text:span><text:span text:style-name="T242">steund</text:span><text:span text:style-name="T232"> </text:span><text:span text:style-name="T227">tot </text:span><text:span text:style-name="T231">april</text:span><text:span text:style-name="T226"> </text:span><text:span text:style-name="T227">202</text:span><text:span text:style-name="T231">7</text:span><text:span text:style-name="T230">.</text:span></text:p></text:note-body></text:note></text:span></text:span><text:span text:style-name="Strong_20_Emphasis"><text:span text:style-name="T190"> </text:span></text:span><text:span text:style-name="Strong_20_Emphasis"><text:span text:style-name="T191"><text:user-field-get text:name="Edition">Desktop</text:user-field-get></text:span></text:span><text:span text:style-name="Strong_20_Emphasis"><text:span text:style-name="T188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54"> </text:span></text:span><text:span text:style-name="Strong_20_Emphasis"><text:span text:style-name="T255">tekstvak</text:span></text:span><text:span text:style-name="T16"> </text:span><text:span text:style-name="T19">in,</text:span><text:span text:style-name="T16"> </text:span><text:span text:style-name="T271">zie </text:span><text:span text:style-name="T305">[</text:span><text:span text:style-name="T271">toelichting</text:span><text:span text:style-name="T305">]</text:span><text:span text:style-name="T16">:</text:span></text:p>
      <text:p text:style-name="P3"><text:span text:style-name="Definition"><text:span text:style-name="T23">GEBRUIKER</text:span></text:span><text:span text:style-name="T279"><text:tab/><text:tab/></text:span><text:span text:style-name="T304"> <text:tab/><text:tab/></text:span><text:span text:style-name="T280"><draw:control text:anchor-type="as-char" svg:y="-0.4cm" draw:z-index="17" draw:name="Gebruiker 2" draw:style-name="gr1" draw:text-style-name="P93" svg:width="6.4cm" svg:height="0.6cm" draw:control="control18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, bijv. </text:span><text:span text:style-name="T275">J</text:span><text:span text:style-name="T302">a</text:span><text:span text:style-name="T275">n </text:span><text:span text:style-name="T302">Jansen</text:span><text:span text:style-name="T303">]</text:span></text:p>
      <text:p text:style-name="P87"><text:span text:style-name="Definition"><text:span text:style-name="T273">g</text:span></text:span><text:span text:style-name="Definition">ebruikersnaam</text:span><text:span text:style-name="Definition"><text:span text:style-name="T318"><text:tab/></text:span></text:span><text:span text:style-name="T272"><draw:control text:anchor-type="as-char" svg:y="-0.4cm" draw:z-index="18" draw:name="Gberuikersnaam 3" draw:style-name="gr1" draw:text-style-name="P93" svg:width="6.4cm" svg:height="0.6cm" draw:control="control19"><svg:title>Gebruikersnaam</svg:title><svg:desc>Korte naam, bijv. jan</svg:desc></draw:control></text:span><text:span text:style-name="T272"><text:tab/> <text:s text:c="2"/></text:span><text:span text:style-name="T7">[</text:span><text:span text:style-name="T8">K</text:span><text:span text:style-name="T6">orte naam, bijv. </text:span><text:span text:style-name="T199">j</text:span><text:span text:style-name="T200">a</text:span><text:span text:style-name="T199">n</text:span><text:span text:style-name="T201">]</text:span></text:p>
      <text:p text:style-name="P3"><text:span text:style-name="Definition">COMPUTERNAAM</text:span><text:span text:style-name="T283"><text:tab/><text:tab/></text:span><draw:control text:anchor-type="as-char" svg:y="-0.4cm" draw:z-index="19" draw:name="Computernaam 1" draw:style-name="gr1" draw:text-style-name="P93" svg:width="6.4cm" svg:height="0.6cm" draw:control="control20"><svg:title>Computernaam</svg:title><svg:desc>Unieke naam van de computer</svg:desc></draw:control><text:tab/> <text:s text:c="2"/><text:span text:style-name="T288">[</text:span><text:span text:style-name="T289">N</text:span><text:span text:style-name="T284">aam van de compute</text:span><text:span text:style-name="T285">r, </text:span><text:span text:style-name="T286">bijv. </text:span><text:span text:style-name="T287">pc02</text:span><text:span text:style-name="T288">]</text:span></text:p>
      <text:p text:style-name="P3"><text:span text:style-name="Definition"><text:span text:style-name="T291">GEBRUIKER</text:span></text:span><text:span text:style-name="Definition"><text:span text:style-name="T296"><text:tab/></text:span></text:span><text:span text:style-name="T290"><text:tab/></text:span><text:span text:style-name="T304"> <text:tab/><text:tab/></text:span><text:span text:style-name="T280"><draw:control text:anchor-type="as-char" svg:y="-0.4cm" draw:z-index="20" draw:name="Gebruiker 3" draw:style-name="gr1" draw:text-style-name="P93" svg:width="6.4cm" svg:height="0.6cm" draw:control="control21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 </text:span><text:span text:style-name="T278">evt. 2</text:span><text:span text:style-name="T306">e</text:span><text:span text:style-name="T276"> gebruiker</text:span><text:span text:style-name="T277">]</text:span></text:p>
      <text:p text:style-name="P87"><text:span text:style-name="Definition"><text:span text:style-name="T291">GEBRUIKERSN</text:span></text:span><text:span text:style-name="Definition"><text:span text:style-name="T292">aa</text:span></text:span><text:span text:style-name="Definition"><text:span text:style-name="T291">M</text:span></text:span><text:span text:style-name="Definition"><text:span text:style-name="T296"><text:tab/></text:span></text:span><text:span text:style-name="T272"><draw:control text:anchor-type="as-char" svg:y="-0.4cm" draw:z-index="21" draw:name="Gberuikersnaam 4" draw:style-name="gr1" draw:text-style-name="P93" svg:width="6.4cm" svg:height="0.6cm" draw:control="control22"><svg:title>Gebruikersnaam</svg:title><svg:desc>Korte naam, bijv. jan</svg:desc></draw:control></text:span><text:span text:style-name="T272"><text:tab/> <text:s text:c="2"/></text:span><text:span text:style-name="T294">[</text:span><text:span text:style-name="T295">K</text:span><text:span text:style-name="T293">orte naam</text:span><text:span text:style-name="T297"> </text:span><text:span text:style-name="T298">e</text:span><text:span text:style-name="T299">vt. 2</text:span><text:span text:style-name="T307">e</text:span><text:span text:style-name="T299"> </text:span><text:span text:style-name="T300">gebruiker</text:span><text:span text:style-name="T301">]</text:span></text:p>
      <text:p text:style-name="P2"><text:span text:style-name="T202">Vervang </text:span><text:span text:style-name="T209">de</text:span><text:span text:style-name="T202"> </text:span><text:span text:style-name="Definition"><text:span text:style-name="T24">ONDERSTREEPTE</text:span></text:span><text:span text:style-name="T202"> </text:span><text:span text:style-name="T203">woorden </text:span><text:span text:style-name="T202">in deze checklist door </text:span><text:span text:style-name="T209">d</text:span><text:span text:style-name="T210">i</text:span><text:span text:style-name="T209">e </text:span><text:span text:style-name="T208">in </text:span><text:span text:style-name="T210">het</text:span><text:span text:style-name="Strong_20_Emphasis"><text:span text:style-name="T62"> </text:span></text:span><text:span text:style-name="Strong_20_Emphasis"><text:span text:style-name="T90">tekstvak</text:span></text:span><text:span text:style-name="T202">.</text:span></text:p>
      <text:p text:style-name="P41"/>
      <text:p text:style-name="P41"/>
      <text:p text:style-name="P1"><text:span text:style-name="T214">Nog niet op Linux?</text:span><text:span text:style-name="T204"><text:tab/></text:span><text:span text:style-name="T211"><text:tab/></text:span><text:span text:style-name="T212">G</text:span><text:span text:style-name="T205">ebruik </text:span><text:span text:style-name="Strong_20_Emphasis"><text:span text:style-name="T215">Checklist </text:span></text:span><text:span text:style-name="Strong_20_Emphasis"><text:span text:style-name="T216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6"> onder </text:span><text:span text:style-name="T213">Linux</text:span><text:span text:style-name="T207">.</text:span></text:p>
      <text:p text:style-name="P40"><text:span text:style-name="T174">Nieuwe installatie?</text:span><text:span text:style-name="T169"><text:tab/></text:span><text:span text:style-name="T171"></text:span><text:span text:style-name="T173"><text:tab/></text:span><text:span text:style-name="T172">B</text:span><text:span text:style-name="T169">egin bij hoofdstuk </text:span><text:span text:style-name="T174"><text:bookmark-ref text:reference-format="page" text:ref-name="__RefNumPara__4009_1271708128">2</text:bookmark-ref></text:span><text:span text:style-name="T169"><text:s text:c="2"/></text:span><text:span text:style-name="T175"><text:bookmark-ref text:reference-format="text" text:ref-name="__RefNumPara__4009_1271708128">Installatie uitvoeren</text:bookmark-ref></text:span><text:span text:style-name="T170">.</text:span></text:p>
      <text:p text:style-name="P23"/>
      <text:p text:style-name="P23"/>
      <text:list xml:id="list3013497912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7" draw:name="Vorm3_0" draw:style-name="gr2" draw:text-style-name="P9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11" draw:name="Vorm3_ 2" draw:style-name="gr2" draw:text-style-name="P9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5"><text:span text:style-name="User_20_Entry"><text:span text:style-name="T126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3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0" draw:name="Vorm4" draw:style-name="gr2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58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0"><text:span text:style-name="Strong_20_Emphasis"><text:span text:style-name="T84">D</text:span></text:span><text:span text:style-name="Strong_20_Emphasis"><text:span text:style-name="T62">ruk op de </text:span></text:span><text:span text:style-name="Strong_20_Emphasis"><text:span text:style-name="T165">Super</text:span></text:span><text:span text:style-name="Strong_20_Emphasis"><text:span text:style-name="T62">-toets</text:span></text:span><text:span text:style-name="Strong_20_Emphasis"><text:span text:style-name="T43"><text:note text:id="ftn4" text:note-class="footnote"><text:note-citation>4</text:note-citation><text:note-body><text:p text:style-name="P79"><text:span text:style-name="T168">D</text:span>e <text:span text:style-name="T319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81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59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7" office:value-type="string">
            <text:p text:style-name="P59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" draw:name="Vorm6" draw:style-name="gr2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2" draw:name="Vorm 7" draw:style-name="gr2" draw:text-style-name="P94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0"><text:span text:style-name="Strong_20_Emphasis"><text:span text:style-name="T5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82"><text:span text:style-name="Strong_20_Emphasis"><text:span text:style-name="T84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5">Super</text:span></text:span><text:span text:style-name="Strong_20_Emphasis"><text:span text:style-name="T59">-toets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9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74"><text:span text:style-name="Strong_20_Emphasis"><text:span text:style-name="T88">Selecteer</text:span></text:span><text:span text:style-name="Strong_20_Emphasis"><text:span text:style-name="T56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6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3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6"/>
      <text:list xml:id="list85950661601632" text:continue-numbering="true" text:style-name="L1">
        <text:list-item>
          <text:p text:style-name="P90"><text:bookmark-start text:name="__RefNumPara__4009_1271708128"/><text:span text:style-name="Strong_20_Emphasis"><text:span text:style-name="T21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3"><draw:control text:anchor-type="as-char" draw:z-index="2" draw:name="Vorm9" draw:style-name="gr2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220">Start de computer op vanaf</text:span><text:span text:style-name="T220"><text:note text:id="ftn5" text:note-class="footnote"><text:note-citation>1</text:note-citation><text:note-body><text:p text:style-name="P86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 </text:span></text:span><text:span text:style-name="Definition"><text:span text:style-name="T157"><text:s/>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20"> </text:span><text:span text:style-name="T224">een </text:span><text:span text:style-name="Strong_20_Emphasis"><text:span text:style-name="T196"><text:user-field-get text:name="Distro">Ubuntu</text:user-field-get></text:span></text:span><text:span text:style-name="T219"><text:s/></text:span><text:span text:style-name="T197"><text:user-field-get text:name="Version">22.04</text:user-field-get></text:span><text:span text:style-name="T197"><text:s/></text:span><text:span text:style-name="T198">LTS</text:span><text:span text:style-name="T121"> 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Strong_20_Emphasis"><text:span text:style-name="T120">L</text:span></text:span><text:span text:style-name="T121">ive</text:span><text:span text:style-name="T121"><text:note text:id="ftn6" text:note-class="footnote"><text:note-citation>2</text:note-citation><text:note-body><text:p text:style-name="P73"><text:span text:style-name="T308">Vanaf ee</text:span>n <text:span text:style-name="T317">L</text:span>ive <text:span text:style-name="T316">USB</text:span><text:span text:style-name="T311">-stick</text:span><text:span text:style-name="T21"> </text:span>kunt <text:span text:style-name="T308">u opstarten en</text:span> <text:span text:style-name="T17">met </text:span>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werken zonder enige bestanden op de harde schijf te wijzigen en maakt ook installatie van 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mogelijk.</text:p></text:note-body></text:note></text:span><text:span text:style-name="T121"> </text:span><text:span text:style-name="T124">USB</text:span><text:span text:style-name="T122">-stick</text:span><text:span text:style-name="T122"><text:note text:id="ftn7" text:note-class="footnote"><text:note-citation>3</text:note-citation><text:note-body><text:p text:style-name="P78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28">Download </text:span></text:span><text:span text:style-name="Strong_20_Emphasis"><text:span text:style-name="T129">een </text:span></text:span><text:span text:style-name="Strong_20_Emphasis"><text:span text:style-name="T137">CD</text:span></text:span><text:span text:style-name="Strong_20_Emphasis"><text:span text:style-name="T138">-beeldbestand</text:span></text:span><text:span text:style-name="Strong_20_Emphasis"><text:span text:style-name="T130"> </text:span></text:span><text:span text:style-name="Strong_20_Emphasis"><text:span text:style-name="T131">(.iso) </text:span></text:span><text:span text:style-name="Strong_20_Emphasis"><text:span text:style-name="T130">vanaf </text:span></text:span><text:a xlink:type="simple" xlink:href="https://ubuntu.com/" text:style-name="Internet_20_link" text:visited-style-name="Visited_20_Internet_20_Link"><text:span text:style-name="Strong_20_Emphasis"><text:span text:style-name="T310">ubuntu.com</text:span></text:span></text:a><text:span text:style-name="Strong_20_Emphasis"><text:span text:style-name="T130">, </text:span></text:span><text:span text:style-name="Strong_20_Emphasis"><text:span text:style-name="T132">klik </text:span></text:span><text:span text:style-name="Strong_20_Emphasis"><text:span text:style-name="T136">achtereenvolgens </text:span></text:span><text:span text:style-name="Strong_20_Emphasis"><text:span text:style-name="T132">op</text:span></text:span><text:span text:style-name="Strong_20_Emphasis"><text:span text:style-name="T133"> </text:span></text:span><text:span text:style-name="Strong_20_Emphasis"><text:span text:style-name="T143">Download</text:span></text:span><text:span text:style-name="Strong_20_Emphasis"><text:span text:style-name="T136"> &gt; </text:span></text:span><text:span text:style-name="Strong_20_Emphasis"><text:span text:style-name="T143">Get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Edition">Desktop</text:user-field-get></text:span></text:span><text:span text:style-name="Strong_20_Emphasis"><text:span text:style-name="T136"><text:s/>&gt; </text:span></text:span><text:span text:style-name="Strong_20_Emphasis"><text:span text:style-name="T143">Download</text:span></text:span><text:span text:style-name="Strong_20_Emphasis"><text:span text:style-name="T136">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1">...</text:span></text:span><text:span text:style-name="Strong_20_Emphasis"><text:span text:style-name="T134"><text:line-break/>De volgende 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309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88">Selecteer</text:span></text:span><text:span text:style-name="Strong_20_Emphasis"><text:span text:style-name="T47"> </text:span></text:span><text:span text:style-name="Strong_20_Emphasis"><text:span text:style-name="T105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5"><draw:control text:anchor-type="as-char" draw:z-index="10" draw:name="Vorm 6" draw:style-name="gr2" draw:text-style-name="P94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1">Kies</text:span><text:span text:style-name="T222"> </text:span><text:span text:style-name="T225">Nederlands</text:span><text:span text:style-name="T222"> en klik</text:span><text:span text:style-name="T223"> </text:span><text:span text:style-name="T222">op</text:span><text:span text:style-name="T221"> </text:span><text:span text:style-name="T218">Ubuntu installeren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9" draw:name="Vorm 1" draw:style-name="gr2" draw:text-style-name="P9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64">Bij</text:span><text:span text:style-name="T257"> </text:span><text:span text:style-name="Strong_20_Emphasis"><text:span text:style-name="T257">Wie bent u?</text:span></text:span><text:span text:style-name="T257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12"><text:span text:style-name="T263">V</text:span><text:span text:style-name="T258">ul </text:span><text:span text:style-name="T259">in </text:span><text:span text:style-name="Strong_20_Emphasis"><text:span text:style-name="T260">Uw n</text:span></text:span><text:span text:style-name="Strong_20_Emphasis"><text:span text:style-name="T261">aam</text:span></text:span><text:span text:style-name="Strong_20_Emphasis"><text:span text:style-name="T250"> </text:span></text:span><text:span text:style-name="Definition"><text:span text:style-name="T4">gebruiker</text:span></text:span><text:span text:style-name="Strong_20_Emphasis"><text:span text:style-name="T251">, <text:line-break/></text:span></text:span><text:span text:style-name="Strong_20_Emphasis"><text:span text:style-name="T261">Naam </text:span></text:span><text:span text:style-name="Strong_20_Emphasis"><text:span text:style-name="T260">van uw </text:span></text:span><text:span text:style-name="Strong_20_Emphasis"><text:span text:style-name="T262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50">,<text:line-break/></text:span></text:span><text:span text:style-name="Strong_20_Emphasis"><text:span text:style-name="T260">Kies een g</text:span></text:span><text:span text:style-name="Strong_20_Emphasis"><text:span text:style-name="T262">ebruikersnaam</text:span></text:span><text:span text:style-name="Strong_20_Emphasis"><text:span text:style-name="T250"> </text:span></text:span><text:span text:style-name="Definition"><text:span text:style-name="T4">gebruikersnaam</text:span></text:span><text:span text:style-name="Strong_20_Emphasis"><text:span text:style-name="T250">, </text:span></text:span><text:span text:style-name="Strong_20_Emphasis"><text:span text:style-name="T253">en</text:span></text:span><text:span text:style-name="Strong_20_Emphasis"><text:span text:style-name="T250"><text:line-break/></text:span></text:span><text:span text:style-name="Strong_20_Emphasis"><text:span text:style-name="T252">g</text:span></text:span><text:span text:style-name="Strong_20_Emphasis"><text:span text:style-name="T249">eef tweemaal een </text:span></text:span><text:span text:style-name="Strong_20_Emphasis"><text:span text:style-name="T256">wachtwoord</text:span></text:span><text:span text:style-name="Strong_20_Emphasis"><text:span text:style-name="T249">.</text:span></text:span></text:p>
          </table:table-cell>
        </table:table-row>
      </table:table>
      <text:p text:style-name="P44"><text:span text:style-name="Strong_20_Emphasis"><text:span text:style-name="T95"/></text:span></text:p>
      <text:list xml:id="list85951786462741" text:continue-numbering="true" text:style-name="L1">
        <text:list-item>
          <text:p text:style-name="P89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5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3" draw:name="Vorm24" draw:style-name="gr2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9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92"><draw:control text:anchor-type="as-char" draw:z-index="15" draw:name="Vorm13_1" draw:style-name="gr2" draw:text-style-name="P94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93"><draw:control text:anchor-type="as-char" draw:z-index="5" draw:name="Vorm4_1" draw:style-name="gr2" draw:text-style-name="P94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8" text:note-class="footnote"><text:note-citation>1</text:note-citation><text:note-body><text:p text:style-name="P76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6" office:value-type="string">
            <text:p text:style-name="P83"><text:span text:style-name="Strong_20_Emphasis"><text:span text:style-name="T85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62"><text:note text:id="ftn9" text:note-class="footnote"><text:note-citation>2</text:note-citation><text:note-body><text:p text:style-name="P42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7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4" draw:name="Vorm37" draw:style-name="gr2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72">Rond de</text:span></text:span><text:span text:style-name="Strong_20_Emphasis"><text:span text:style-name="T73"> installatie </text:span></text:span><text:span text:style-name="Strong_20_Emphasis"><text:span text:style-name="T72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5"><text:span text:style-name="Strong_20_Emphasis"><text:span text:style-name="T85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4">2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3 </text:span></text:span><text:span text:style-name="Strong_20_Emphasis"><text:span text:style-name="T97">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5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5"><text:span text:style-name="Strong_20_Emphasis"><text:span text:style-name="T46"><text:tab/></text:span></text:span></text:p>
      <text:p text:style-name="P46"><text:span text:style-name="Strong_20_Emphasis"><text:span text:style-name="T66"/></text:span></text:p>
      <text:p text:style-name="P47"><text:span text:style-name="Strong_20_Emphasis"><text:span text:style-name="T56"/></text:span></text:p>
      <text:list xml:id="list85951558548116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6" draw:name="Vorm40_0" draw:style-name="gr2" draw:text-style-name="P94" svg:width="0.35cm" svg:height="0.35cm" draw:control="control7"/></text:span></text:span></text:p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13" draw:name="Vorm40_ 1" draw:style-name="gr2" draw:text-style-name="P94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6"><text:note text:id="ftn10" text:note-class="footnote"><text:note-citation>1</text:note-citation><text:note-body><text:p text:style-name="P56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4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92"><draw:control text:anchor-type="as-char" draw:z-index="16" draw:name="Vorm13_ 1" draw:style-name="gr2" draw:text-style-name="P94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8" draw:name="Vorm40_2" draw:style-name="gr2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14" draw:name="Vorm40_ 2" draw:style-name="gr2" draw:text-style-name="P94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7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6" office:value-type="string">
            <text:p text:style-name="P22"><text:span text:style-name="Strong_20_Emphasis"><text:span text:style-name="T86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3"><text:note text:id="ftn11" text:note-class="footnote"><text:note-citation>2</text:note-citation><text:note-body><text:p text:style-name="P43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4 <text:s/></text:span></text:span><text:span text:style-name="Strong_20_Emphasis"><text:span text:style-name="T10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3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81"/></text:span></text:p>
      <text:p text:style-name="P39"/>
      <text:p text:style-name="P28"><text:span text:style-name="T176">E</text:span><text:span text:style-name="T177">inde c</text:span><text:span text:style-name="T178">hecklist, </text:span><text:span text:style-name="T179">d</text:span><text:span text:style-name="T178">e installatie van </text:span><text:span text:style-name="Strong_20_Emphasis"><text:span text:style-name="T194"><text:user-field-get text:name="Distro">Ubuntu</text:user-field-get></text:span></text:span><text:span text:style-name="T180"><text:s/></text:span><text:span text:style-name="T181"><text:user-field-get text:name="Version">22.04</text:user-field-get></text:span><text:span text:style-name="T181"><text:s/></text:span><text:span text:style-name="T182">LTS</text:span><text:span text:style-name="Strong_20_Emphasis"><text:span text:style-name="T195"> </text:span>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178">is voltooid.</text:span></text:p>
      <text:p text:style-name="P9"/>
      <text:p text:style-name="P4"><text:span text:style-name="Emphasis"><text:span text:style-name="T268">Geschreven </text:span></text:span><text:span text:style-name="Emphasis"><text:span text:style-name="T266">d</text:span></text:span><text:span text:style-name="Emphasis"><text:span text:style-name="T26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0">CC0 1.0 Universeel</text:span></text:span></text:a><text:span text:style-name="Emphasis"><text:span text:style-name="T268">,</text:span></text:span><text:span text:style-name="Emphasis"><text:span text:style-name="T265"> </text:span></text:span><text:span text:style-name="Strong_20_Emphasis"><text:span text:style-name="T56"><text:user-field-get style:data-style-name="N0" text:name="Releaseyear">2022</text:user-field-get></text:span></text:span><text:span text:style-name="Emphasis"><text:span text:style-name="T267">-</text:span></text:span><text:span text:style-name="Emphasis"><text:span text:style-name="T267"><text:date style:data-style-name="N10107" text:date-value="2023-11-25T08:59:50.356839168">2023</text:date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1-25T08:59:50.105089754">25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59:49.984029230</dc:date>
    <meta:keyword>Installatie</meta:keyword>
    <meta:keyword>Checklist</meta:keyword>
    <meta:keyword>Linux</meta:keyword>
    <meta:editing-cycles>6807</meta:editing-cycles>
    <meta:editing-duration>P12DT2H20M5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1" meta:character-count="3728" meta:non-whitespace-character-count="3227"/>
    <meta:user-defined meta:name="Info 1"/>
    <meta:user-defined meta:name="Info 2"/>
    <meta:user-defined meta:name="Info 3"/>
    <meta:user-defined meta:name="Info 4"/>
  </office:meta>
</office:document-meta>
</file>